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1effed" officeooo:paragraph-rsid="001effed"/>
    </style:style>
    <style:style style:name="P2" style:family="paragraph" style:parent-style-name="Standard">
      <style:text-properties style:font-name="Quicksand" fo:font-size="22pt" officeooo:rsid="00221cbb" officeooo:paragraph-rsid="00221cbb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1effed" officeooo:paragraph-rsid="001effed"/>
    </style:style>
    <style:style style:name="P4" style:family="paragraph" style:parent-style-name="Standard" style:list-style-name="L1">
      <style:text-properties officeooo:rsid="00221cbb" officeooo:paragraph-rsid="00221cbb"/>
    </style:style>
    <style:style style:name="P5" style:family="paragraph" style:parent-style-name="Standard" style:list-style-name="L1">
      <style:text-properties officeooo:rsid="00226f14" officeooo:paragraph-rsid="00226f14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26f14" officeooo:paragraph-rsid="00226f14"/>
    </style:style>
    <style:style style:name="P7" style:family="paragraph" style:parent-style-name="Standard" style:list-style-name="L1">
      <style:text-properties fo:color="#ffffff" loext:opacity="100%" officeooo:rsid="00221cbb" officeooo:paragraph-rsid="00221cbb" fo:background-color="#000000"/>
    </style:style>
    <style:style style:name="P8" style:family="paragraph" style:parent-style-name="Standard" style:list-style-name="L1">
      <style:text-properties officeooo:rsid="00221cbb" officeooo:paragraph-rsid="00221cbb" fo:background-color="#000000"/>
    </style:style>
    <style:style style:name="P9" style:family="paragraph" style:parent-style-name="Standard" style:list-style-name="L1">
      <style:text-properties officeooo:rsid="00226f14" officeooo:paragraph-rsid="00226f14" fo:background-color="#000000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5f189" officeooo:paragraph-rsid="0025f189" fo:background-color="#000000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26f14" officeooo:paragraph-rsid="00226f14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3c51a" officeooo:paragraph-rsid="0023c51a" fo:background-color="#000000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27d8c9" officeooo:paragraph-rsid="0027d8c9" fo:background-color="#000000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5f189" officeooo:paragraph-rsid="00251305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5f189" officeooo:paragraph-rsid="0025f189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51305" officeooo:paragraph-rsid="00251305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5f189" officeooo:paragraph-rsid="0025f189"/>
    </style:style>
    <style:style style:name="P18" style:family="paragraph" style:parent-style-name="Standard" style:list-style-name="L1">
      <style:paragraph-properties fo:text-align="start" style:justify-single-word="false" style:writing-mode="lr-tb"/>
      <style:text-properties officeooo:rsid="0027d8c9" officeooo:paragraph-rsid="0027d8c9" fo:background-color="#000000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bead8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25f189"/>
    </style:style>
    <style:style style:name="T5" style:family="text">
      <style:text-properties style:text-position="0% 100%" officeooo:rsid="00284009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25f189"/>
    </style:style>
    <style:style style:name="T8" style:family="text">
      <style:text-properties officeooo:rsid="00291700"/>
    </style:style>
    <style:style style:name="T9" style:family="text">
      <style:text-properties officeooo:rsid="002bead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General Chemistry 2</text:span>| <text:span text:style-name="T9">3</text:span><text:span text:style-name="T2">rd</text:span><text:span text:style-name="T9"> </text:span>Quarter</text:p>
      <text:p text:style-name="P2">WW<text:span text:style-name="T8">4</text:span>: Exercise Set 2</text:p>
      <text:p text:style-name="P1">January <text:span text:style-name="T9">19</text:span> 2021</text:p>
      <text:p text:style-name="P3">Page <text:span text:style-name="T9">71</text:span></text:p>
      <text:p text:style-name="P3"/>
      <text:list xml:id="list3865912800" text:style-name="L1"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5">Calculate the percentage concentration by mass of a solution prepared by dissolving 2.32 g of calcium chloride in 81 g of water.</text:p>
          <text:p text:style-name="P4"/>
          <text:p text:style-name="P7">concentration = 2.86%</text:p>
          <text:p text:style-name="P4"/>
        </text:list-item>
        <text:list-item>
          <text:p text:style-name="P4">How many (grams) g of ammonium nitrate must be weighed out to make 415 g of a 58% by mass solution? In how many (milliliters) mL of water should it be dissolved?</text:p>
          <text:p text:style-name="P4"/>
          <text:p text:style-name="P7">g = 240.7 g</text:p>
          <text:p text:style-name="P8">mL = 174.3 mL</text:p>
          <text:p text:style-name="P4"/>
        </text:list-item>
        <text:list-item>
          <text:p text:style-name="P5">A student weighs out a 4.8 g sample of aluminum bromide, transfers it to a 100 mL volumetric flask, add enough water to dissolve it, and then adds water to the 100 mL mark. What is the molarity of aluminum bromide in the resulting solution?</text:p>
          <text:p text:style-name="P5"/>
          <text:p text:style-name="P9">M = 0.18 M</text:p>
          <text:p text:style-name="P5"/>
        </text:list-item>
        <text:list-item>
          <text:p text:style-name="P6">Large quantities of silver nitrate are used in making photographic chemicals. Find the mass that must be used in preparing 2.50 x 10<text:span text:style-name="T1">2 </text:span><text:span text:style-name="T3">mL of 0.058 M silver nitrate.</text:span></text:p>
          <text:p text:style-name="P11"/>
          <text:p text:style-name="P12">g = 2.46 g</text:p>
          <text:p text:style-name="P11"/>
        </text:list-item>
        <text:list-item>
          <text:p text:style-name="P11">–</text:p>
        </text:list-item>
        <text:list-item>
          <text:p text:style-name="P11">–</text:p>
        </text:list-item>
        <text:list-item>
          <text:p text:style-name="P11"><text:soft-page-break/>–</text:p>
        </text:list-item>
        <text:list-item>
          <text:p text:style-name="P11">–</text:p>
        </text:list-item>
        <text:list-item>
          <text:p text:style-name="P11">–</text:p>
        </text:list-item>
        <text:list-item>
          <text:p text:style-name="P11">–</text:p>
        </text:list-item>
        <text:list-item>
          <text:p text:style-name="P11">–</text:p>
        </text:list-item>
        <text:list-item>
          <text:p text:style-name="P11">–</text:p>
        </text:list-item>
        <text:list-item>
          <text:p text:style-name="P11">–</text:p>
        </text:list-item>
        <text:list-item>
          <text:p text:style-name="P11">–</text:p>
        </text:list-item>
        <text:list-item>
          <text:p text:style-name="P11">–</text:p>
        </text:list-item>
        <text:list-item>
          <text:p text:style-name="P11">–</text:p>
        </text:list-item>
        <text:list-item>
          <text:p text:style-name="P11">–</text:p>
        </text:list-item>
        <text:list-item>
          <text:p text:style-name="P11">–</text:p>
        </text:list-item>
        <text:list-item>
          <text:p text:style-name="P11">–</text:p>
        </text:list-item>
        <text:list-item>
          <text:p text:style-name="P11">–</text:p>
        </text:list-item>
        <text:list-item>
          <text:p text:style-name="P11">–</text:p>
        </text:list-item>
        <text:list-item>
          <text:p text:style-name="P16"><text:span text:style-name="T3">Calculate the freezing point of </text:span><text:span text:style-name="T4">a solution of 2.12 g of naphthalene, C</text:span><text:span text:style-name="T7">10</text:span><text:span text:style-name="T4">H</text:span><text:span text:style-name="T7">8</text:span><text:span text:style-name="T4">, in 32.0 g of benzene, C</text:span><text:span text:style-name="T7">6</text:span><text:span text:style-name="T4">H</text:span><text:span text:style-name="T7">6</text:span><text:span text:style-name="T4">. Pure benzene freezes at 5.50C, and its K</text:span><text:span text:style-name="T7">f</text:span><text:span text:style-name="T4"> = 5.10C/m.</text:span></text:p>
          <text:p text:style-name="P14"/>
          <text:p text:style-name="P10"><text:span text:style-name="T4">T</text:span><text:span text:style-name="T6">f(solution)</text:span><text:span text:style-name="T3"> = 2.86C</text:span></text:p>
          <text:p text:style-name="P14"/>
        </text:list-item>
        <text:list-item>
          <text:p text:style-name="P17"><text:span text:style-name="T3">When 19.77 g of glucose, C</text:span><text:span text:style-name="T6">6</text:span><text:span text:style-name="T3">H</text:span><text:span text:style-name="T6">12</text:span><text:span text:style-name="T3">O</text:span><text:span text:style-name="T6">6</text:span><text:span text:style-name="T3"> (180.2 g/mol), is dissolved in 225.6 g of an organic solvent, the freezing point of the resulting solution is 1.06C lower than that of the pure solvent. What is the molality of the solution? What is value of K</text:span><text:span text:style-name="T6">f</text:span><text:span text:style-name="T3"> for the solvent.</text:span></text:p>
          <text:p text:style-name="P15"/>
          <text:p text:style-name="P13">m = 0.49 m</text:p>
          <text:p text:style-name="P18"><text:span text:style-name="T3">K</text:span><text:span text:style-name="T6">f</text:span><text:span text:style-name="T3"> = </text:span><text:span text:style-name="T5">2.16C</text:span></text:p>
          <text:p text:style-name="P15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swiss"/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Calib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Calib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name-asian="Calibri" style:font-family-asian="Calibri" style:font-family-generic-asian="swiss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9T14:46:16.142000000</meta:creation-date>
    <meta:editing-duration>PT4M16S</meta:editing-duration>
    <meta:editing-cycles>4</meta:editing-cycles>
    <meta:generator>LibreOffice/7.0.4.2$Windows_X86_64 LibreOffice_project/dcf040e67528d9187c66b2379df5ea4407429775</meta:generator>
    <dc:date>2021-01-19T16:42:18.269000000</dc:date>
    <meta:document-statistic meta:table-count="0" meta:image-count="0" meta:object-count="0" meta:page-count="2" meta:paragraph-count="51" meta:word-count="287" meta:character-count="1427" meta:non-whitespace-character-count="1197"/>
    <meta:template xlink:type="simple" xlink:actuate="onRequest" xlink:title="BAG2 Template" xlink:href="../../../../AppData/Roaming/LibreOffice/4/user/template/BAG2%20Template.ott" meta:date="2021-01-19T14:45:53.427000000"/>
  </office:meta>
</office:document-meta>
</file>